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457e2" officeooo:paragraph-rsid="00187a85"/>
    </style:style>
    <style:style style:name="P2" style:family="paragraph" style:parent-style-name="Text_20_body">
      <style:text-properties officeooo:paragraph-rsid="0019f4c4"/>
    </style:style>
    <style:style style:name="P3" style:family="paragraph" style:parent-style-name="Text_20_body">
      <style:text-properties officeooo:paragraph-rsid="001a2483"/>
    </style:style>
    <style:style style:name="P4" style:family="paragraph" style:parent-style-name="Text_20_body">
      <style:text-properties officeooo:rsid="001a2483" officeooo:paragraph-rsid="001a2483"/>
    </style:style>
    <style:style style:name="P5" style:family="paragraph" style:parent-style-name="Text_20_body">
      <style:text-properties officeooo:rsid="001b1a49" officeooo:paragraph-rsid="001b1a49"/>
    </style:style>
    <style:style style:name="P6" style:family="paragraph" style:parent-style-name="Text_20_body">
      <style:text-properties officeooo:paragraph-rsid="001b1a49"/>
    </style:style>
    <style:style style:name="P7" style:family="paragraph" style:parent-style-name="Text_20_body">
      <style:text-properties officeooo:paragraph-rsid="001cdd15"/>
    </style:style>
    <style:style style:name="P8" style:family="paragraph" style:parent-style-name="Text_20_body">
      <style:text-properties officeooo:rsid="001d970e" officeooo:paragraph-rsid="001d970e"/>
    </style:style>
    <style:style style:name="P9" style:family="paragraph" style:parent-style-name="Text_20_body">
      <style:text-properties officeooo:paragraph-rsid="001ed1a2"/>
    </style:style>
    <style:style style:name="T1" style:family="text">
      <style:text-properties officeooo:rsid="0019f4c4"/>
    </style:style>
    <style:style style:name="T2" style:family="text">
      <style:text-properties officeooo:rsid="001a2483"/>
    </style:style>
    <style:style style:name="T3" style:family="text">
      <style:text-properties officeooo:rsid="001b1a49"/>
    </style:style>
    <style:style style:name="T4" style:family="text">
      <style:text-properties officeooo:rsid="001cdd15"/>
    </style:style>
    <style:style style:name="T5" style:family="text">
      <style:text-properties officeooo:rsid="001ed1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н явился электричкой из <text:span text:style-name="T1">недалёкого Бахмача в </text:span>соседней области и последней вечерней отбудет восвояси. <text:s/><text:span text:style-name="T1">До неё оставалось не так уже и много и мы не торопясь двинули на Вокзал.</text:span></text:p>
      <text:p text:style-name="P3">По пути мы повспоминали золотое времечко, <text:span text:style-name="T1">Славика с Петюней;</text:span> общи<text:span text:style-name="T1">ми словами</text:span> обрисовали свои дела за период, пока не виделись.</text:p>
      <text:p text:style-name="P9"><text:span text:style-name="T3">Ему, оказывается, известно, что </text:span>у <text:span text:style-name="T2">меня</text:span> всё пошло наперекосяк. <text:s/><text:span text:style-name="T5">Тут Двойка с печалью и сочувствием вздохнул.</text:span></text:p>
      <text:p text:style-name="P9"><text:span text:style-name="T5">Ну, а он, тем временем, закончил институт и стал учителем </text:span>хими<text:span text:style-name="T5">и</text:span> в школе <text:span text:style-name="T5">села </text:span>Варваровк<text:span text:style-name="T5">а — <text:s/>за шесть километров от его родного дома. </text:span><text:s/></text:p>
      <text:p text:style-name="P4">Меня не удивило такое вот удачное распределение; в эпоху дефицита у <text:span text:style-name="T5">экспедитора</text:span> районной торговой базы — <text:s/>его мамы — рычаги помощнее, чем у секретаря райкома партии.</text:p>
      <text:p text:style-name="P5">В Варваровке всё потопало в самогонном море и выплыть могла лишь недюжинная особа, с генетической устойчивостью к перваку, доставшейся от предков казаков; <text:span text:style-name="T5">промежутки заполнялись</text:span> гулеванье<text:span text:style-name="T5">м</text:span> с полублатными хлопцами в райцентре, да поездк<text:span text:style-name="T5">ами</text:span> в <text:span text:style-name="T5">Нежин</text:span> – переспать в общаге со студенточкой <text:span text:style-name="T5">пошлюховатей</text:span>.</text:p>
      <text:p text:style-name="P3">В армию сельских учителей не берут, <text:span text:style-name="T3">также как и </text:span>тех, кому исполнилось 27 лет. По достижении <text:span text:style-name="T3">указанного</text:span> возраста Двойка понял, что пора расти. </text:p>
      <text:p text:style-name="P3"><text:span text:style-name="T3">П</text:span>рофессор <text:span text:style-name="T3">из нежинского института</text:span>, которому перепадали дефициты с маминой торг<text:span text:style-name="T3">овой </text:span>базы, составил протекцию в <text:span text:style-name="T3">киевский</text:span> НИИ. </text:p>
      <text:p text:style-name="P2">Аспирантура. У каждой буквы <text:span text:style-name="T5">персональный</text:span> ореол. </text:p>
      <text:p text:style-name="P9">Чтоб влезть в аспирантуру, Двойка готов был помолиться всем богам. Профессор <text:span text:style-name="T3">свёл маму с нужным человеком в НИИ</text:span>, <text:span text:style-name="T4">она провела переговоры, </text:span>но Двойка<text:span text:style-name="T4"> ещё и во Владимирский собор сходил и не поскупился на двухпудовую свечу, а теперь, на всякий, <text:s/></text:span>заявился <text:span text:style-name="T4">и </text:span>ко мне. <text:span text:style-name="T4">Ведь я тот самый </text:span>Ахул<text:span text:style-name="T5">я</text:span> – <text:span text:style-name="T4">элита общаги, </text:span>восходящ<text:span text:style-name="T5">ая</text:span> звезд<text:span text:style-name="T4">ой англофака</text:span>, носител<text:span text:style-name="T5">ь</text:span> благословения, как Иаков, как Иосиф. </text:p>
      <text:p text:style-name="P7">Чёрт его знает, что такое благословение, но Томас Манн говорил, что оно есть. </text:p>
      <text:p text:style-name="P6"><text:span text:style-name="T4">Похоже</text:span> Ахул<text:span text:style-name="T4">я свалился под откос и расплескал </text:span>своё благословение, но <text:span text:style-name="T4">вдруг капля-другая не пролились? Пусть</text:span> брызнет и на него, на Двойку. </text:p>
      <text:p text:style-name="P7"><text:span text:style-name="T4">Про капли он мне ничего не говорил — поставил точку на гигантской свечке, а з</text:span>атем, без околичностей, выложил <text:span text:style-name="T4">деловую </text:span>суть, по которой мне терять нечего и если попадусь на чём, то меня сажать не станут, а у него <text:span text:style-name="T4">впереди </text:span>карьера. <text:span text:style-name="T4">Осталось только поступить в аспирантуру. Но</text:span> в случае удачи будет приличный куш.</text:p>
      <text:p text:style-name="P8">Короче, один из Киева хочет закупить сумки две дури. Но не принимать же его у себя в селе: а вдруг он опер? Лучше уж я продам в удобном месте. </text:p>
      <text:p text:style-name="P8">От такого предложения мне стало малость тоскливо — за политику в Ромнах держат 45 дней, а на сколько прикроют за анашу? И могут сделать беспробудно спящим. Но Двойка прав — терять мне нечего, план мой исполнен, и я согласился.</text:p>
      <text:p text:style-name="P8"><text:soft-page-break/>На второй платформе мы обменялись прощальным рукопожатием: да помогут тебе эти капли, Двойка. Поступай в свою аспирантуру — большому кораблю большое и плавани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10-03T17:36:51.064459598</meta:creation-date>
    <dc:date>2016-10-03T23:53:20.845300864</dc:date>
    <dc:creator>sehrguey </dc:creator>
    <meta:editing-duration>PT1H45M57S</meta:editing-duration>
    <meta:editing-cycles>3</meta:editing-cycles>
    <meta:generator>LibreOffice/4.3.3.2$Linux_x86 LibreOffice_project/430m0$Build-2</meta:generator>
    <meta:document-statistic meta:table-count="0" meta:image-count="0" meta:object-count="0" meta:page-count="2" meta:paragraph-count="16" meta:word-count="427" meta:character-count="2743" meta:non-whitespace-character-count="2309"/>
  </office:meta>
</office:document-meta>
</file>